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1" text:class-names="">NOTE: There is no way to use images inside a<text:s text:c="1"/></text:span><text:span text:style-name="a382" text:class-names="">foreach</text:span><text:span text:style-name="a383" text:class-names=""><text:s text:c="1"/>tag in PowerPoint.</text:span><text:span text:style-name="a384" text:class-names=""/></text:p>
          </draw:text-box>
          <svg:title/>
          <svg:desc/>
        </draw:frame>
        <draw:frame draw:id="id64" presentation:style-name="a422" draw:name="Content Placeholder 2" svg:x="0.84624in" svg:y="1.95427in" svg:width="11.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87" text:class-names="">&lt;&lt;</text:span><text:span text:style-name="a388" text:class-names="">foreach</text:span><text:span text:style-name="a389" text:class-names=""><text:s text:c="1"/>[c in customers]&gt;&gt;</text:span><text:span text:style-name="a390" text:class-names="">Customer: &lt;&lt;[</text:span><text:span text:style-name="a391" text:class-names="">CustomerName</text:span><text:span text:style-name="a392" text:class-names="">]&gt;&gt;</text:span><text:span text:style-name="a393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396" text:class-names="">Products:<text:s text:c="1"/></text:span><text:span text:style-name="a397" text:class-names="">&lt;&lt;</text:span><text:span text:style-name="a398" text:class-names="">foreach</text:span><text:span text:style-name="a399" text:class-names=""><text:s text:c="1"/>[o in<text:s text:c="1"/></text:span><text:span text:style-name="a400" text:class-names="">c.Orders</text:span><text:span text:style-name="a401" text:class-names="">]&gt;&gt; &lt;&lt;</text:span><text:span text:style-name="a402" text:class-names="">foreach</text:span><text:span text:style-name="a403" text:class-names="">[p in<text:s text:c="1"/></text:span><text:span text:style-name="a404" text:class-names="">o.ProductOrders</text:span><text:span text:style-name="a405" text:class-names="">]&gt;&gt;&lt;&lt;[</text:span><text:span text:style-name="a406" text:class-names="">IndexOf</text:span><text:span text:style-name="a407" text:class-names="">() != 0 ? “, ” : “”]&gt;&gt;&lt;&lt;[</text:span><text:span text:style-name="a408" text:class-names="">p.Product.ProductName</text:span><text:span text:style-name="a409" text:class-names="">]&gt;&gt;&lt;&lt;/</text:span><text:span text:style-name="a410" text:class-names="">foreach</text:span><text:span text:style-name="a411" text:class-names="">&gt;&gt;&lt;&lt;/</text:span><text:span text:style-name="a412" text:class-names="">foreach</text:span><text:span text:style-name="a413" text:class-names="">&gt;&gt;</text:span></text:p>
              </text:list-item>
            </text:list>
            <text:list text:style-name="a421">
              <text:list-item>
                <text:p text:style-name="a420" text:class-names="" text:cond-style-name=""><text:span text:style-name="a416" text:class-names="">&lt;&lt;/</text:span><text:span text:style-name="a417" text:class-names="">foreach</text:span><text:span text:style-name="a418" text:class-names="">&gt;&gt;</text:span><text:span text:style-name="a4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NOTE: There is no way to use images inside a foreach tag in PowerPoint.</dc:title>
    <meta:initial-creator>Иван</meta:initial-creator>
    <dc:creator>USMAN</dc:creator>
    <meta:creation-date>2015-10-26T13:40:52Z</meta:creation-date>
    <dc:date>2015-12-14T06:26:43Z</dc:date>
    <meta:editing-cycles>5</meta:editing-cycles>
    <meta:editing-duration>PT183S</meta:editing-duration>
    <meta:document-statistic meta:paragraph-count="4" meta:word-count="60"/>
  </office:meta>
</office:document-meta>
</file>